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220000031AFD922445658D1F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415cm, 6.86cm, 2.458cm, 7.408cm)" draw:image-opacity="100%" style:mirror="none"/>
    </style:style>
    <style:style style:name="gr2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15cm" svg:height="8.127cm" svg:x="7.366cm" svg:y="7.875cm">
          <draw:image xlink:href="Pictures/10000201000004220000031AFD922445658D1F14.png" xlink:type="simple" xlink:show="embed" xlink:actuate="onLoad">
            <text:p/>
          </draw:image>
        </draw:frame>
        <draw:line draw:style-name="gr2" draw:text-style-name="P2" draw:layer="layout" svg:x1="10.668cm" svg:y1="11.938cm" svg:x2="5.08cm" svg:y2="10.16cm">
          <text:p/>
        </draw:line>
        <draw:line draw:style-name="gr2" draw:text-style-name="P2" draw:layer="layout" svg:x1="12.446cm" svg:y1="14.224cm" svg:x2="12.446cm" svg:y2="17.018cm">
          <text:p/>
        </draw:line>
        <draw:line draw:style-name="gr2" draw:text-style-name="P2" draw:layer="layout" svg:x1="16.51cm" svg:y1="14.478cm" svg:x2="15.24cm" svg:y2="17.055cm">
          <text:p/>
        </draw:line>
        <draw:line draw:style-name="gr2" draw:text-style-name="P2" draw:layer="layout" svg:x1="17.526cm" svg:y1="12.7cm" svg:x2="17.526cm" svg:y2="17.272cm">
          <text:p/>
        </draw:line>
        <draw:line draw:style-name="gr2" draw:text-style-name="P2" draw:layer="layout" svg:x1="19.812cm" svg:y1="12.954cm" svg:x2="19.812cm" svg:y2="17.272cm">
          <text:p/>
        </draw:line>
        <draw:line draw:style-name="gr2" draw:text-style-name="P2" draw:layer="layout" svg:x1="19.304cm" svg:y1="11.176cm" svg:x2="21.844cm" svg:y2="11.176cm">
          <text:p/>
        </draw:line>
        <draw:line draw:style-name="gr2" draw:text-style-name="P2" draw:layer="layout" svg:x1="18.542cm" svg:y1="13.716cm" svg:x2="18.542cm" svg:y2="16.764cm">
          <text:p/>
        </draw:line>
        <draw:line draw:style-name="gr2" draw:text-style-name="P2" draw:layer="layout" svg:x1="15.494cm" svg:y1="12.446cm" svg:x2="15.494cm" svg:y2="6.35cm">
          <text:p/>
        </draw:line>
        <draw:line draw:style-name="gr2" draw:text-style-name="P2" draw:layer="layout" svg:x1="13.462cm" svg:y1="12.446cm" svg:x2="13.462cm" svg:y2="6.35cm">
          <text:p/>
        </draw:line>
        <draw:line draw:style-name="gr2" draw:text-style-name="P2" draw:layer="layout" svg:x1="10.601cm" svg:y1="9.144cm" svg:x2="9.585cm" svg:y2="7.366cm">
          <text:p/>
        </draw:line>
        <draw:line draw:style-name="gr2" draw:text-style-name="P2" draw:layer="layout" svg:x1="11.43cm" svg:y1="8.636cm" svg:x2="10.414cm" svg:y2="6.858cm">
          <text:p/>
        </draw:line>
        <draw:line draw:style-name="gr2" draw:text-style-name="P2" draw:layer="layout" svg:x1="18.989cm" svg:y1="9.417cm" svg:x2="19.957cm" svg:y2="7.612cm">
          <text:p/>
        </draw:line>
        <draw:line draw:style-name="gr2" draw:text-style-name="P2" draw:layer="layout" svg:x1="18.147cm" svg:y1="8.932cm" svg:x2="19.115cm" svg:y2="7.127cm">
          <text:p/>
        </draw:line>
        <draw:frame draw:style-name="gr3" draw:text-style-name="P3" draw:layer="layout" svg:width="2.54cm" svg:height="2.147cm" svg:x="2.794cm" svg:y="9.435cm">
          <draw:text-box>
            <text:p><text:span text:style-name="T1">x=axis #4</text:span></text:p>
            <text:p><text:span text:style-name="T1">y=axis #5</text:span></text:p>
          </draw:text-box>
        </draw:frame>
        <draw:frame draw:style-name="gr4" draw:text-style-name="P3" draw:layer="layout" svg:width="2.794cm" svg:height="1.199cm" svg:x="10.922cm" svg:y="17.055cm">
          <draw:text-box>
            <text:p><text:span text:style-name="T1">x=axis #0</text:span></text:p>
            <text:p><text:span text:style-name="T1">y=axis #1</text:span></text:p>
          </draw:text-box>
        </draw:frame>
        <draw:frame draw:style-name="gr5" draw:text-style-name="P3" draw:layer="layout" svg:width="2.794cm" svg:height="1.233cm" svg:x="14.224cm" svg:y="17.055cm">
          <draw:text-box>
            <text:p><text:span text:style-name="T1">x=axis #2</text:span></text:p>
            <text:p><text:span text:style-name="T1">y=axis #3</text:span></text:p>
          </draw:text-box>
        </draw:frame>
        <draw:frame draw:style-name="gr6" draw:text-style-name="P3" draw:layer="layout" svg:width="2.032cm" svg:height="0.762cm" svg:x="21.844cm" svg:y="10.668cm">
          <draw:text-box>
            <text:p><text:span text:style-name="T1">B#0</text:span></text:p>
          </draw:text-box>
        </draw:frame>
        <draw:frame draw:style-name="gr7" draw:text-style-name="P3" draw:layer="layout" svg:width="2.032cm" svg:height="0.725cm" svg:x="19.558cm" svg:y="17.526cm">
          <draw:text-box>
            <text:p><text:span text:style-name="T1">B#1</text:span></text:p>
          </draw:text-box>
        </draw:frame>
        <draw:frame draw:style-name="gr7" draw:text-style-name="P3" draw:layer="layout" svg:width="2.032cm" svg:height="0.725cm" svg:x="18.034cm" svg:y="16.801cm">
          <draw:text-box>
            <text:p><text:span text:style-name="T1">B#2</text:span></text:p>
          </draw:text-box>
        </draw:frame>
        <draw:frame draw:style-name="gr7" draw:text-style-name="P3" draw:layer="layout" svg:width="2.032cm" svg:height="0.725cm" svg:x="16.764cm" svg:y="17.37cm">
          <draw:text-box>
            <text:p><text:span text:style-name="T1">B#3</text:span></text:p>
          </draw:text-box>
        </draw:frame>
        <draw:frame draw:style-name="gr6" draw:text-style-name="P3" draw:layer="layout" svg:width="2.032cm" svg:height="0.762cm" svg:x="12.446cm" svg:y="5.588cm">
          <draw:text-box>
            <text:p><text:span text:style-name="T1">B#8</text:span></text:p>
          </draw:text-box>
        </draw:frame>
        <draw:frame draw:style-name="gr6" draw:text-style-name="P3" draw:layer="layout" svg:width="2.032cm" svg:height="0.762cm" svg:x="14.478cm" svg:y="5.588cm">
          <draw:text-box>
            <text:p><text:span text:style-name="T1">B#9</text:span></text:p>
          </draw:text-box>
        </draw:frame>
        <draw:frame draw:style-name="gr6" draw:text-style-name="P3" draw:layer="layout" svg:width="2.032cm" svg:height="0.762cm" svg:x="8.128cm" svg:y="6.604cm">
          <draw:text-box>
            <text:p><text:span text:style-name="T1">B#4</text:span></text:p>
          </draw:text-box>
        </draw:frame>
        <draw:frame draw:style-name="gr6" draw:text-style-name="P3" draw:layer="layout" svg:width="2.032cm" svg:height="0.762cm" svg:x="9.652cm" svg:y="5.842cm">
          <draw:text-box>
            <text:p><text:span text:style-name="T1">B#6</text:span></text:p>
          </draw:text-box>
        </draw:frame>
        <draw:frame draw:style-name="gr6" draw:text-style-name="P3" draw:layer="layout" svg:width="2.032cm" svg:height="0.762cm" svg:x="18.034cm" svg:y="6.35cm">
          <draw:text-box>
            <text:p><text:span text:style-name="T1">B#7</text:span></text:p>
          </draw:text-box>
        </draw:frame>
        <draw:frame draw:style-name="gr6" draw:text-style-name="P3" draw:layer="layout" svg:width="2.032cm" svg:height="0.762cm" svg:x="20.066cm" svg:y="6.858cm">
          <draw:text-box>
            <text:p><text:span text:style-name="T1">B#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0:16:27.065632757</meta:creation-date>
    <dc:date>2017-12-26T21:46:15.564992846</dc:date>
    <meta:editing-duration>PT5H33M32S</meta:editing-duration>
    <meta:editing-cycles>11</meta:editing-cycles>
    <meta:generator>LibreOffice/5.1.6.2$Linux_X86_64 LibreOffice_project/10m0$Build-2</meta:generator>
    <meta:document-statistic meta:object-count="50"/>
  </office:meta>
</office:document-meta>
</file>